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otted" svg:stroke-color="#e6e6e6" draw:fill="none" draw:fill-color="#ffffff" fo:min-height="3.941cm"/>
    </style:style>
    <style:style style:name="gr2" style:family="graphic" style:parent-style-name="standard">
      <style:graphic-properties draw:stroke="none" svg:stroke-color="#000000" draw:fill="none" draw:fill-color="#ffffff" fo:min-height="3.306cm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 fo:min-height="2.018cm" fo:min-width="2.696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2.019cm" fo:min-width="1.224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2.019cm" fo:min-width="3.66cm"/>
    </style:style>
    <style:style style:name="gr6" style:family="graphic" style:parent-style-name="standard">
      <style:graphic-properties draw:fill="none" draw:textarea-vertical-align="middle" draw:auto-grow-height="false" fo:min-height="11.998cm" fo:min-width="0.004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gr8" style:family="graphic" style:parent-style-name="standard">
      <style:graphic-properties draw:textarea-horizontal-align="justify" draw:textarea-vertical-align="middle" draw:auto-grow-height="false" fo:min-height="1.692cm" fo:min-width="4.81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1.692cm" fo:min-width="4.81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2.039cm" fo:min-width="0.004cm"/>
    </style:style>
    <style:style style:name="gr14" style:family="graphic" style:parent-style-name="standard">
      <style:graphic-properties draw:fill="solid" draw:fill-color="#ff00ff" draw:textarea-horizontal-align="justify" draw:textarea-vertical-align="middle" draw:auto-grow-height="false" fo:min-height="1.692cm" fo:min-width="4.812cm"/>
    </style:style>
    <style:style style:name="gr15" style:family="graphic" style:parent-style-name="standard">
      <style:graphic-properties draw:stroke="none" draw:stroke-dash="Fine_20_Dotted" svg:stroke-color="#e6e6e6" draw:fill="none" draw:fill-color="#ffffff" draw:opacity="50%" fo:min-height="3.941cm" draw:shadow-opacity="50%"/>
    </style:style>
    <style:style style:name="gr16" style:family="graphic" style:parent-style-name="standard">
      <style:graphic-properties draw:stroke="none" svg:stroke-color="#000000" draw:fill="none" draw:fill-color="#ffffff" fo:min-height="4.726cm"/>
    </style:style>
    <style:style style:name="gr17" style:family="graphic" style:parent-style-name="standard">
      <style:graphic-properties draw:fill="solid" draw:fill-color="#ff6633" draw:textarea-horizontal-align="justify" draw:textarea-vertical-align="middle" draw:auto-grow-height="false" fo:min-height="9.212cm" fo:min-width="4.708cm"/>
    </style:style>
    <style:style style:name="gr18" style:family="graphic" style:parent-style-name="standard">
      <style:graphic-properties draw:fill="solid" draw:fill-color="#ff6633" draw:textarea-horizontal-align="justify" draw:textarea-vertical-align="middle" draw:auto-grow-height="false" fo:min-height="1.656cm" fo:min-width="2.746cm"/>
    </style:style>
    <style:style style:name="gr19" style:family="graphic" style:parent-style-name="standard">
      <style:graphic-properties draw:opacity="60%" draw:textarea-horizontal-align="justify" draw:textarea-vertical-align="middle" draw:auto-grow-height="false" fo:min-height="5.211cm" fo:min-width="6.612cm" draw:shadow-opacity="60%"/>
    </style:style>
    <style:style style:name="gr20" style:family="graphic" style:parent-style-name="standard">
      <style:graphic-properties draw:stroke="solid" draw:stroke-dash="Fine_20_Dotted" svg:stroke-color="#ffff00" draw:fill="solid" draw:fill-color="#ffff00" draw:opacity="50%" draw:textarea-horizontal-align="justify" draw:textarea-vertical-align="middle" draw:auto-grow-height="false" fo:min-height="3.56cm" fo:min-width="11.946cm" draw:shadow-opacity="50%"/>
    </style:style>
    <style:style style:name="gr21" style:family="graphic" style:parent-style-name="standard">
      <style:graphic-properties draw:stroke="solid" draw:stroke-dash="Fine_20_Dotted" svg:stroke-color="#ffcc99" draw:fill="solid" draw:fill-color="#cccccc" draw:opacity="50%" draw:textarea-horizontal-align="justify" draw:textarea-vertical-align="middle" draw:auto-grow-height="false" fo:min-height="4.83cm" fo:min-width="2.631cm" draw:shadow-opacity="50%"/>
    </style:style>
    <style:style style:name="gr22" style:family="graphic" style:parent-style-name="standard">
      <style:graphic-properties draw:stroke="solid" draw:stroke-dash="Fine_20_Dotted" svg:stroke-color="#ffcc99" draw:fill="solid" draw:fill-color="#cccccc" draw:opacity="50%" draw:textarea-horizontal-align="justify" draw:textarea-vertical-align="middle" draw:auto-grow-height="false" fo:min-height="4.83cm" fo:min-width="2.575cm" draw:shadow-opacity="50%"/>
    </style:style>
    <style:style style:name="gr23" style:family="graphic">
      <style:graphic-properties draw:fill="solid" draw:fill-color="#ff6633" draw:textarea-horizontal-align="justify" draw:textarea-vertical-align="middle" draw:auto-grow-height="false" fo:min-height="9.447cm" fo:min-width="4.708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>
      <style:graphic-properties draw:stroke="solid" draw:stroke-dash="Fine_20_Dotted" draw:fill="none" draw:textarea-vertical-align="middle" draw:auto-grow-height="false" fo:min-height="8.9cm" fo:min-width="0cm"/>
    </style:style>
    <style:style style:name="gr26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>
      <style:graphic-properties draw:fill="solid" draw:fill-color="#ffff00" draw:textarea-horizontal-align="justify" draw:textarea-vertical-align="middle" draw:auto-grow-height="false" fo:min-height="0.844cm" fo:min-width="1.392cm"/>
    </style:style>
    <style:style style:name="gr28" style:family="graphic">
      <style:graphic-properties draw:fill="solid" draw:fill-color="#ffff00" draw:textarea-horizontal-align="justify" draw:textarea-vertical-align="middle" draw:auto-grow-height="false" fo:min-height="0.876cm" fo:min-width="1.498cm"/>
    </style:style>
    <style:style style:name="gr29" style:family="graphic">
      <style:graphic-properties draw:fill="solid" draw:fill-color="#ffff00" draw:textarea-horizontal-align="justify" draw:textarea-vertical-align="middle" draw:auto-grow-height="false" fo:min-height="0.846cm" fo:min-width="1.438cm"/>
    </style:style>
    <style:style style:name="gr30" style:family="graphic" style:parent-style-name="standard">
      <style:graphic-properties draw:stroke="none" draw:stroke-dash="Fine_20_Dotted" svg:stroke-color="#000000" draw:fill="none" draw:fill-color="#ffffff" fo:min-height="2.134cm"/>
    </style:style>
    <style:style style:name="gr31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stroke-dash="Fine_20_Dotted" svg:stroke-color="#000000" draw:fill="none" draw:fill-color="#ffffff" fo:min-height="2.221cm"/>
    </style:style>
    <style:style style:name="gr33" style:family="graphic" style:parent-style-name="standard">
      <style:graphic-properties draw:stroke="none" draw:stroke-dash="Fine_20_Dotted" svg:stroke-color="#000000" draw:fill="none" draw:fill-color="#ffffff" fo:min-height="0.692cm"/>
    </style:style>
    <style:style style:name="gr34" style:family="graphic">
      <style:graphic-properties draw:fill="solid" draw:fill-color="#ff6633" draw:textarea-horizontal-align="justify" draw:textarea-vertical-align="middle" draw:auto-grow-height="false" fo:min-height="0.897cm" fo:min-width="1.448cm"/>
    </style:style>
    <style:style style:name="gr35" style:family="graphic" style:parent-style-name="standard">
      <style:graphic-properties draw:stroke="none" draw:stroke-dash="Fine_20_Dotted" svg:stroke-color="#000000" draw:fill="none" draw:fill-color="#ffffff" fo:min-height="0.766cm"/>
    </style:style>
    <style:style style:name="gr36" style:family="graphic">
      <style:graphic-properties draw:fill="solid" draw:fill-color="#ffcc99" draw:textarea-horizontal-align="justify" draw:textarea-vertical-align="middle" draw:auto-grow-height="false" fo:min-height="2.019cm" fo:min-width="1.392cm"/>
    </style:style>
    <style:style style:name="gr37" style:family="graphic">
      <style:graphic-properties draw:fill="solid" draw:fill-color="#ffcc99" draw:textarea-horizontal-align="justify" draw:textarea-vertical-align="middle" draw:auto-grow-height="false" fo:min-height="2.019cm" fo:min-width="0.884cm"/>
    </style:style>
    <style:style style:name="gr38" style:family="graphic">
      <style:graphic-properties draw:fill="solid" draw:fill-color="#ffcc99" draw:textarea-horizontal-align="justify" draw:textarea-vertical-align="middle" draw:auto-grow-height="false" fo:min-height="2.019cm" fo:min-width="1.439cm"/>
    </style:style>
    <style:style style:name="gr39" style:family="graphic">
      <style:graphic-properties draw:stroke="solid" draw:stroke-dash="Fine_20_Dotted" draw:fill="none" draw:textarea-vertical-align="middle" draw:auto-grow-height="false" fo:min-height="2.081cm" fo:min-width="0cm"/>
    </style:style>
    <style:style style:name="gr40" style:family="graphic" style:parent-style-name="standard">
      <style:graphic-properties draw:stroke="none" draw:stroke-dash="Fine_20_Dotted" svg:stroke-color="#000000" draw:fill="none" draw:fill-color="#ffffff" fo:min-height="1.423cm"/>
    </style:style>
    <style:style style:name="gr41" style:family="graphic" style:parent-style-name="standard">
      <style:graphic-properties draw:stroke="none" draw:stroke-dash="Fine_20_Dotted" svg:stroke-color="#000000" draw:fill="none" draw:fill-color="#ffffff" fo:min-height="0.639cm"/>
    </style:style>
    <style:style style:name="gr42" style:family="graphic" style:parent-style-name="standard">
      <style:graphic-properties draw:stroke="none" draw:stroke-dash="Fine_20_Dotted" svg:stroke-color="#000000" draw:fill="none" draw:fill-color="#ffffff" fo:min-height="1.274cm"/>
    </style:style>
    <style:style style:name="gr43" style:family="graphic" style:parent-style-name="standard">
      <style:graphic-properties draw:stroke="none" draw:stroke-dash="Fine_20_Dotted" svg:stroke-color="#000000" draw:fill="none" draw:fill-color="#ffffff" fo:min-height="0.893cm"/>
    </style:style>
    <style:style style:name="gr44" style:family="graphic" style:parent-style-name="standard">
      <style:graphic-properties draw:stroke="none" draw:stroke-dash="Fine_20_Dotted" svg:stroke-color="#000000" draw:fill="none" draw:fill-color="#ffffff" fo:min-height="1.111cm"/>
    </style:style>
    <style:style style:name="gr45" style:family="graphic" style:parent-style-name="standard">
      <style:graphic-properties draw:fill="solid" draw:fill-color="#ff6633" draw:textarea-horizontal-align="justify" draw:textarea-vertical-align="middle" draw:auto-grow-height="false" fo:min-height="0.897cm" fo:min-width="1.364cm"/>
    </style:style>
    <style:style style:name="gr46" style:family="graphic" style:parent-style-name="standard">
      <style:graphic-properties draw:fill="solid" draw:fill-color="#ff6633" draw:textarea-horizontal-align="justify" draw:textarea-vertical-align="middle" draw:auto-grow-height="false" fo:min-height="0.897cm" fo:min-width="1.383cm"/>
    </style:style>
    <style:style style:name="gr47" style:family="graphic" style:parent-style-name="standard">
      <style:graphic-properties draw:fill="none" draw:textarea-vertical-align="middle" draw:auto-grow-height="false" fo:min-height="2.519cm" fo:min-width="0cm"/>
    </style:style>
    <style:style style:name="gr48" style:family="graphic" style:parent-style-name="standard">
      <style:graphic-properties draw:fill="none" draw:textarea-vertical-align="middle" draw:auto-grow-height="false" fo:min-height="2.31cm" fo:min-width="0cm"/>
    </style:style>
    <style:style style:name="gr49" style:family="graphic">
      <style:graphic-properties draw:fill="solid" draw:fill-color="#00ff00" draw:textarea-horizontal-align="justify" draw:textarea-vertical-align="middle" draw:auto-grow-height="false" fo:min-height="2.018cm" fo:min-width="2.696cm"/>
    </style:style>
    <style:style style:name="gr50" style:family="graphic">
      <style:graphic-properties draw:fill="solid" draw:fill-color="#ffff00" draw:textarea-horizontal-align="justify" draw:textarea-vertical-align="middle" draw:auto-grow-height="false" fo:min-height="1.116cm" fo:min-width="1.38cm"/>
    </style:style>
    <style:style style:name="gr51" style:family="graphic">
      <style:graphic-properties draw:fill="solid" draw:fill-color="#ff0000" draw:textarea-horizontal-align="justify" draw:textarea-vertical-align="middle" draw:auto-grow-height="false" fo:min-height="2.019cm" fo:min-width="3.66cm"/>
    </style:style>
    <style:style style:name="gr52" style:family="graphic">
      <style:graphic-properties draw:fill="none" draw:textarea-vertical-align="middle" draw:auto-grow-height="false" fo:min-height="11.998cm" fo:min-width="0.004cm"/>
    </style:style>
    <style:style style:name="gr53" style:family="graphic" style:parent-style-name="standard">
      <style:graphic-properties draw:stroke="none" svg:stroke-color="#000000" draw:fill="solid" draw:fill-color="#00ffff" fo:min-height="0.75cm"/>
    </style:style>
    <style:style style:name="gr54" style:family="graphic">
      <style:graphic-properties draw:textarea-horizontal-align="justify" draw:textarea-vertical-align="middle" draw:auto-grow-height="false" fo:min-height="1.692cm" fo:min-width="4.812cm"/>
    </style:style>
    <style:style style:name="gr55" style:family="graphic">
      <style:graphic-properties draw:fill="solid" draw:fill-color="#ff0000" draw:textarea-horizontal-align="justify" draw:textarea-vertical-align="middle" draw:auto-grow-height="false" fo:min-height="1.692cm" fo:min-width="4.812cm"/>
    </style:style>
    <style:style style:name="gr56" style:family="graphic">
      <style:graphic-properties draw:fill="none" draw:textarea-vertical-align="middle" draw:auto-grow-height="false" fo:min-height="2.039cm" fo:min-width="0.004cm"/>
    </style:style>
    <style:style style:name="gr57" style:family="graphic">
      <style:graphic-properties draw:fill="solid" draw:fill-color="#ff00ff" draw:textarea-horizontal-align="justify" draw:textarea-vertical-align="middle" draw:auto-grow-height="false" fo:min-height="1.692cm" fo:min-width="4.812cm"/>
    </style:style>
    <style:style style:name="gr58" style:family="graphic" style:parent-style-name="standard">
      <style:graphic-properties draw:stroke="solid" svg:stroke-width="0.102cm" svg:stroke-color="#ff0000" draw:marker-start-width="0.352cm" draw:marker-end-width="0.352cm" draw:fill="solid" draw:fill-color="#ffcc99" fo:min-height="0.75cm" fo:padding-top="0.025cm" fo:padding-bottom="0.025cm" fo:padding-left="0.15cm" fo:padding-right="0.15cm"/>
    </style:style>
    <style:style style:name="gr59" style:family="graphic" style:parent-style-name="objectwithoutfill">
      <style:graphic-properties svg:stroke-width="0.102cm" svg:stroke-color="#ff0000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fo:min-height="1.402cm"/>
    </style:style>
    <style:style style:name="gr61" style:family="graphic" style:parent-style-name="objectwithoutfill">
      <style:graphic-properties draw:stroke="solid" draw:stroke-dash="Fine_20_Dotted" svg:stroke-color="#666666" draw:marker-end="Arrow" draw:marker-end-width="0.3cm" draw:fill="none" draw:textarea-vertical-align="middle"/>
    </style:style>
    <style:style style:name="gr62" style:family="graphic" style:parent-style-name="standard">
      <style:graphic-properties draw:stroke="none" draw:stroke-dash="Fine_20_Dotted" svg:stroke-color="#000000" draw:fill="none" draw:fill-color="#ffffff" fo:min-height="14.133cm"/>
    </style:style>
    <style:style style:name="P1" style:family="paragraph">
      <style:text-properties fo:color="#e6e6e6"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color="#e6e6e6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00ff"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86cm" svg:height="4.191cm" draw:transform="rotate (0.785398163397448) translate (2.082cm 19.178cm)">
          <draw:text-box>
            <text:p text:style-name="P1"><text:span text:style-name="T1">Do not share yet</text:span></text:p>
          </draw:text-box>
        </draw:frame>
        <draw:frame draw:style-name="gr2" draw:text-style-name="P3" draw:layer="layout" svg:width="25.94cm" svg:height="3.556cm" svg:x="1cm" svg:y="1cm">
          <draw:text-box>
            <text:p text:style-name="P2"><text:span text:style-name="T2">Bismuth Legacy Mining Algorithm</text:span></text:p>
          </draw:text-box>
        </draw:frame>
        <draw:custom-shape draw:style-name="gr3" draw:text-style-name="P4" draw:layer="layout" svg:width="4.794cm" svg:height="2.267cm" svg:x="0.905cm" svg:y="4.937cm">
          <text:p text:style-name="P4"><text:span text:style-name="T3">miner_address <text:s text:c="4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" draw:text-style-name="P4" draw:layer="layout" svg:width="2.585cm" svg:height="2.268cm" svg:x="5.805cm" svg:y="4.937cm">
          <text:p text:style-name="P4"><text:span text:style-name="T3">nonc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" draw:text-style-name="P4" draw:layer="layout" svg:width="6.24cm" svg:height="2.268cm" svg:x="8.244cm" svg:y="4.955cm">
          <text:p text:style-name="P4"><text:span text:style-name="T3">previous_block_hash <text:s text:c="6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6" draw:text-style-name="P5" draw:layer="layout" svg:width="1.397cm" svg:height="12.922cm" draw:transform="rotate (-1.5707963267949) translate (14.335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3.937cm" svg:height="1.673cm" svg:x="5.903cm" svg:y="10.033cm">
          <draw:text-box>
            <text:p text:style-name="P5">SHA 224 (7x32 bits)</text:p>
          </draw:text-box>
        </draw:frame>
        <draw:custom-shape draw:style-name="gr8" draw:text-style-name="P5" draw:layer="layout" svg:width="6.604cm" svg:height="2.413cm" svg:x="4.544cm" svg:y="13.784cm">
          <text:p text:style-name="P5">0110110101110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9" draw:text-style-name="P5" draw:layer="layout" svg:x1="7.858cm" svg:y1="11.76cm" svg:x2="7.858cm" svg:y2="13.538cm">
          <text:p text:style-name="P5"/>
        </draw:line>
        <draw:frame draw:style-name="gr10" draw:text-style-name="P7" draw:layer="layout" svg:width="4.953cm" svg:height="1.143cm" svg:x="5.626cm" svg:y="13.665cm">
          <draw:text-box>
            <text:p text:style-name="P6"><text:span text:style-name="T4">Bin string</text:span></text:p>
          </draw:text-box>
        </draw:frame>
        <draw:custom-shape draw:style-name="gr11" draw:text-style-name="P5" draw:layer="layout" svg:width="6.604cm" svg:height="2.413cm" svg:x="18.545cm" svg:y="4.785cm">
          <text:p text:style-name="P5">10111000110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7" draw:layer="layout" svg:width="4.953cm" svg:height="1.143cm" svg:x="19.627cm" svg:y="4.666cm">
          <draw:text-box>
            <text:p text:style-name="P6"><text:span text:style-name="T4">Bin string</text:span></text:p>
          </draw:text-box>
        </draw:frame>
        <draw:line draw:style-name="gr12" draw:text-style-name="P5" draw:layer="layout" svg:x1="13.446cm" svg:y1="6.08cm" svg:x2="18.399cm" svg:y2="6.08cm">
          <text:p/>
        </draw:line>
        <draw:custom-shape draw:style-name="gr13" draw:text-style-name="P5" draw:layer="layout" svg:width="1.397cm" svg:height="2.413cm" draw:transform="rotate (-1.5707963267949) translate (22.463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3.937cm" svg:height="1.673cm" svg:x="19.404cm" svg:y="10.034cm">
          <draw:text-box>
            <text:p text:style-name="P5">First DIFF<text:line-break/>bits</text:p>
          </draw:text-box>
        </draw:frame>
        <draw:custom-shape draw:style-name="gr14" draw:text-style-name="P8" draw:layer="layout" svg:width="6.604cm" svg:height="2.413cm" svg:x="18.546cm" svg:y="13.786cm">
          <text:p text:style-name="P8">101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7" draw:layer="layout" svg:width="4.953cm" svg:height="1.143cm" svg:x="19.628cm" svg:y="13.667cm">
          <draw:text-box>
            <text:p text:style-name="P6"><text:span text:style-name="T4">Bin string</text:span></text:p>
          </draw:text-box>
        </draw:frame>
        <draw:line draw:style-name="gr9" draw:text-style-name="P5" draw:layer="layout" svg:x1="21.258cm" svg:y1="11.76cm" svg:x2="21.258cm" svg:y2="13.538cm">
          <text:p/>
        </draw:line>
        <draw:custom-shape draw:style-name="gr8" draw:text-style-name="P5" draw:layer="layout" svg:width="6.604cm" svg:height="2.413cm" svg:x="11.545cm" svg:y="17.785cm">
          <text:p text:style-name="P5">0110110<text:span text:style-name="T5">101110</text:span>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7" draw:layer="layout" svg:width="4.953cm" svg:height="1.143cm" svg:x="12.627cm" svg:y="17.666cm">
          <draw:text-box>
            <text:p text:style-name="P6"><text:span text:style-name="T4">Bin string</text:span></text:p>
          </draw:text-box>
        </draw:frame>
        <draw:line draw:style-name="gr12" draw:text-style-name="P5" draw:layer="layout" svg:x1="18.272cm" svg:y1="15.097cm" svg:x2="11.541cm" svg:y2="15.097cm">
          <text:p/>
        </draw:line>
        <draw:frame draw:style-name="gr7" draw:text-style-name="P5" draw:layer="layout" svg:width="3.937cm" svg:height="2.384cm" svg:x="13.104cm" svg:y="12.534cm">
          <draw:text-box>
            <text:p text:style-name="P5">First DIFF Bits in hash?</text:p>
          </draw:text-box>
        </draw:frame>
        <draw:frame draw:style-name="gr7" draw:text-style-name="P5" draw:layer="layout" svg:width="3.937cm" svg:height="2.384cm" svg:x="7.096cm" svg:y="17.85cm">
          <draw:text-box>
            <text:p text:style-name="P5">If yes, nonce is valid</text:p>
          </draw:text-box>
        </draw:frame>
        <draw:frame draw:style-name="gr10" draw:text-style-name="P7" draw:layer="layout" svg:width="4.953cm" svg:height="1.143cm" svg:x="0.827cm" svg:y="7.666cm">
          <draw:text-box>
            <text:p text:style-name="P6"><text:span text:style-name="T4">56 bytes string buffer</text:span></text:p>
          </draw:text-box>
        </draw:frame>
        <draw:frame draw:style-name="gr10" draw:text-style-name="P7" draw:layer="layout" svg:width="4.953cm" svg:height="1.143cm" svg:x="9.028cm" svg:y="7.667cm">
          <draw:text-box>
            <text:p text:style-name="P6"><text:span text:style-name="T4">56 bytes string buffer</text:span></text:p>
          </draw:text-box>
        </draw:frame>
        <draw:frame draw:style-name="gr10" draw:text-style-name="P7" draw:layer="layout" svg:width="4.953cm" svg:height="1.199cm" svg:x="4.729cm" svg:y="7.668cm">
          <draw:text-box>
            <text:p text:style-name="P6"><text:span text:style-name="T4">32 (or more)</text:span><text:span text:style-name="T4"><text:line-break/></text:span><text:span text:style-name="T4">bytes string</text:span></text:p>
          </draw:text-box>
        </draw:frame>
      </draw:page>
      <draw:page draw:name="page2" draw:style-name="dp1" draw:master-page-name="Default">
        <draw:frame draw:style-name="gr15" draw:text-style-name="P1" draw:layer="layout" svg:width="27.686cm" svg:height="4.191cm" draw:transform="rotate (0.785398163397448) translate (2.083cm 19.179cm)">
          <draw:text-box>
            <text:p text:style-name="P1"><text:span text:style-name="T1">Do not share yet</text:span></text:p>
          </draw:text-box>
        </draw:frame>
        <draw:frame draw:style-name="gr16" draw:text-style-name="P2" draw:layer="layout" svg:width="25.94cm" svg:height="4.976cm" svg:x="1cm" svg:y="1cm">
          <draw:text-box>
            <text:p text:style-name="P2"><text:span text:style-name="T2">Bismuth Heavy3 Algorithm</text:span><text:span text:style-name="T2"><text:line-break/></text:span><text:span text:style-name="T2">Junction noise file</text:span></text:p>
          </draw:text-box>
        </draw:frame>
        <draw:custom-shape draw:style-name="gr17" draw:text-style-name="P5" draw:layer="layout" svg:width="5.207cm" svg:height="11.773cm" svg:x="17.177cm" svg:y="6.88cm">
          <text:p text:style-name="P5">1 to 4 Gb<text:line-break/>pseudo random<text:line-break/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5" draw:layer="layout" svg:width="5.334cm" svg:height="1.905cm" svg:x="5.874cm" svg:y="6.88cm">
          <text:p text:style-name="P5">Seed*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5" draw:layer="layout" svg:width="7.112cm" svg:height="5.461cm" svg:x="4.985cm" svg:y="11.452cm">
          <text:p text:style-name="P5">CSPRNG<text:line-break/><text:line-break/>HMAC_DRBG<text:line-break/>(SHA512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5" draw:layer="layout" svg:x1="8.287cm" svg:y1="9.166cm" svg:x2="8.287cm" svg:y2="11.325cm">
          <text:p/>
        </draw:line>
        <draw:line draw:style-name="gr12" draw:text-style-name="P5" draw:layer="layout" svg:x1="12.605cm" svg:y1="14.119cm" svg:x2="16.923cm" svg:y2="14.119cm">
          <text:p/>
        </draw:line>
        <draw:frame draw:style-name="gr10" draw:text-style-name="P10" draw:layer="layout" svg:width="14.859cm" svg:height="1.143cm" svg:x="12.154cm" svg:y="19.683cm">
          <draw:text-box>
            <text:p text:style-name="P9"><text:span text:style-name="T3">* Seed and file size can change with time.</text:span></text:p>
          </draw:text-box>
        </draw:frame>
      </draw:page>
      <draw:page draw:name="page3" draw:style-name="dp1" draw:master-page-name="Default_5f_">
        <draw:frame draw:style-name="gr1" draw:text-style-name="P1" draw:layer="layout" svg:width="27.686cm" svg:height="4.191cm" draw:transform="rotate (0.785398163397448) translate (2.083cm 19.179cm)">
          <draw:text-box>
            <text:p text:style-name="P1"><text:span text:style-name="T1">Do not share yet</text:span></text:p>
          </draw:text-box>
        </draw:frame>
        <draw:custom-shape draw:style-name="gr20" draw:text-style-name="P5" draw:layer="layout" svg:width="12.446cm" svg:height="3.81cm" svg:x="0.746cm" svg:y="6.4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131cm" svg:height="5.08cm" svg:x="9.509cm" svg:y="8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075cm" svg:height="5.08cm" svg:x="1.354cm" svg:y="8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288cm" svg:height="3.556cm" svg:x="5.083cm" svg:y="1cm">
          <draw:text-box>
            <text:p text:style-name="P2"><text:span text:style-name="T2">Bismuth Heavy3 Algorithm</text:span><text:span text:style-name="T2"><text:line-break/></text:span><text:span text:style-name="T2">SHA Annealing</text:span></text:p>
          </draw:text-box>
        </draw:frame>
        <draw:custom-shape draw:style-name="gr23" draw:text-style-name="P11" draw:layer="Layout" svg:width="5.207cm" svg:height="12.065cm" svg:x="17.929cm" svg:y="6.08cm">
          <text:p text:style-name="P11"/>
          <text:p text:style-name="P11"/>
          <text:p text:style-name="P11"/>
          <text:p text:style-name="P11">Junction<text:line-break/>noise<text:line-break/>file</text:p>
          <text:p text:style-name="P11"/>
          <text:p text:style-name="P11"/>
          <text:p text:style-name="P11"/>
          <text:p text:style-name="P11"/>
          <text:p text:style-name="P11"/>
          <text:p text:style-name="P11"><text:line-break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4" draw:text-style-name="P5" draw:layer="layout" svg:x1="17.929cm" svg:y1="6.715cm" svg:x2="23.136cm" svg:y2="6.715cm">
          <text:p/>
        </draw:line>
        <draw:line draw:style-name="gr24" draw:text-style-name="P5" draw:layer="layout" svg:x1="17.93cm" svg:y1="7.715cm" svg:x2="23.137cm" svg:y2="7.715cm">
          <text:p/>
        </draw:line>
        <draw:line draw:style-name="gr24" draw:text-style-name="P5" draw:layer="layout" svg:x1="17.931cm" svg:y1="12.715cm" svg:x2="23.138cm" svg:y2="12.715cm">
          <text:p/>
        </draw:line>
        <draw:line draw:style-name="gr24" draw:text-style-name="P5" draw:layer="layout" svg:x1="17.932cm" svg:y1="11.715cm" svg:x2="23.139cm" svg:y2="11.715cm">
          <text:p/>
        </draw:line>
        <draw:line draw:style-name="gr24" draw:text-style-name="P5" draw:layer="layout" svg:x1="17.933cm" svg:y1="13.715cm" svg:x2="23.14cm" svg:y2="13.715cm">
          <text:p/>
        </draw:line>
        <draw:line draw:style-name="gr24" draw:text-style-name="P5" draw:layer="layout" svg:x1="17.934cm" svg:y1="14.715cm" svg:x2="23.141cm" svg:y2="14.715cm">
          <text:p/>
        </draw:line>
        <draw:line draw:style-name="gr24" draw:text-style-name="P5" draw:layer="layout" svg:x1="17.935cm" svg:y1="15.715cm" svg:x2="23.142cm" svg:y2="15.715cm">
          <text:p/>
        </draw:line>
        <draw:custom-shape draw:style-name="gr25" draw:text-style-name="P5" draw:layer="Layout" svg:width="0.508cm" svg:height="9.652cm" svg:x="23.644cm" svg:y="6.20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12" draw:layer="layout" svg:width="3.457cm" svg:height="3.806cm" svg:x="24.387cm" svg:y="9.825cm">
          <draw:text-box>
            <text:p text:style-name="P12">RND_LEN<text:line-break/>= <text:line-break/>Size/4<text:line-break/>32 bits<text:line-break/>words</text:p>
          </draw:text-box>
        </draw:frame>
        <draw:custom-shape draw:style-name="gr27" draw:text-style-name="P4" draw:layer="Layout" svg:width="2.838cm" svg:height="1.093cm" svg:x="1.464cm" svg:y="9.001cm">
          <text:p text:style-name="P4"><text:span text:style-name="T3">H(0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8" draw:text-style-name="P4" draw:layer="Layout" svg:width="2.996cm" svg:height="1.125cm" svg:x="4.302cm" svg:y="9.001cm">
          <text:p text:style-name="P4"><text:span text:style-name="T3">H(1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9" draw:text-style-name="P4" draw:layer="Layout" svg:width="2.906cm" svg:height="1.095cm" svg:x="9.636cm" svg:y="9.001cm">
          <text:p text:style-name="P4"><text:span text:style-name="T3">H(6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30" draw:text-style-name="P11" draw:layer="layout" svg:width="8.574cm" svg:height="2.384cm" svg:x="2.983cm" svg:y="6.512cm">
          <draw:text-box>
            <text:p text:style-name="P11">Final SHA224 State<text:line-break/>7 x 32 bits words</text:p>
          </draw:text-box>
        </draw:frame>
        <draw:line draw:style-name="gr31" draw:text-style-name="P5" draw:layer="layout" svg:x1="12.684cm" svg:y1="9.636cm" svg:x2="17.637cm" svg:y2="12.049cm">
          <text:p/>
        </draw:line>
        <draw:frame draw:style-name="gr32" draw:text-style-name="P10" draw:layer="layout" svg:width="3.937cm" svg:height="2.471cm" svg:x="13.427cm" svg:y="6.969cm">
          <draw:text-box>
            <text:p text:style-name="P10"><text:span text:style-name="T3">Value of H(6), </text:span></text:p>
            <text:p text:style-name="P10"><text:span text:style-name="T3">rounded to </text:span></text:p>
            <text:p text:style-name="P10"><text:span text:style-name="T3">multiple of 8, </text:span></text:p>
            <text:p text:style-name="P10"><text:span text:style-name="T3">gives the index</text:span></text:p>
          </draw:text-box>
        </draw:frame>
        <draw:frame draw:style-name="gr33" draw:text-style-name="P10" draw:layer="layout" svg:width="2.518cm" svg:height="0.942cm" svg:x="19.691cm" svg:y="11.742cm">
          <draw:text-box>
            <text:p text:style-name="P10"><text:span text:style-name="T3">F(H(6))</text:span></text:p>
          </draw:text-box>
        </draw:frame>
        <draw:frame draw:style-name="gr26" draw:text-style-name="P13" draw:layer="layout" svg:width="1.103cm" svg:height="1.352cm" svg:x="19.913cm" svg:y="4.664cm">
          <draw:text-box>
            <text:p text:style-name="P13"><text:span text:style-name="T6">F</text:span></text:p>
          </draw:text-box>
        </draw:frame>
        <draw:custom-shape draw:style-name="gr34" draw:text-style-name="P4" draw:layer="Layout" svg:width="2.921cm" svg:height="1.146cm" svg:x="1.508cm" svg:y="10.652cm">
          <text:p text:style-name="P4"><text:span text:style-name="T3">F(H(6)+6)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4" draw:text-style-name="P5" draw:layer="layout" svg:x1="7.069cm" svg:y1="9.574cm" svg:x2="9.482cm" svg:y2="9.574cm">
          <text:p/>
        </draw:line>
        <draw:frame draw:style-name="gr35" draw:text-style-name="P12" draw:layer="layout" svg:width="1.524cm" svg:height="1.016cm" svg:x="2.197cm" svg:y="12.662cm">
          <draw:text-box>
            <text:p text:style-name="P12">xor</text:p>
          </draw:text-box>
        </draw:frame>
        <draw:custom-shape draw:style-name="gr36" draw:text-style-name="P4" draw:layer="Layout" svg:width="2.837cm" svg:height="2.268cm" svg:x="1.465cm" svg:y="16.027cm">
          <text:p text:style-name="P4"><text:span text:style-name="T3">H'(0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7" draw:text-style-name="P4" draw:layer="Layout" svg:width="2.076cm" svg:height="2.268cm" svg:x="5.966cm" svg:y="16.028cm">
          <text:p text:style-name="P4"><text:span text:style-name="T3">H'(i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8" draw:text-style-name="P4" draw:layer="Layout" svg:width="2.907cm" svg:height="2.268cm" svg:x="9.636cm" svg:y="16.029cm">
          <text:p text:style-name="P4"><text:span text:style-name="T3">H'(6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4" draw:text-style-name="P5" draw:layer="layout" svg:x1="7.858cm" svg:y1="17.107cm" svg:x2="9.382cm" svg:y2="17.129cm">
          <text:p/>
        </draw:line>
        <draw:line draw:style-name="gr31" draw:text-style-name="P5" draw:layer="layout" svg:x1="2.924cm" svg:y1="13.827cm" svg:x2="2.924cm" svg:y2="15.859cm">
          <text:p/>
        </draw:line>
        <draw:line draw:style-name="gr24" draw:text-style-name="P5" draw:layer="layout" svg:x1="4.121cm" svg:y1="17.129cm" svg:x2="5.818cm" svg:y2="17.107cm">
          <text:p/>
        </draw:line>
        <draw:custom-shape draw:style-name="gr39" draw:text-style-name="P5" draw:layer="Layout" svg:width="0.508cm" svg:height="2.459cm" svg:x="12.845cm" svg:y="15.9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12" draw:layer="layout" svg:width="3.786cm" svg:height="1.673cm" svg:x="13.497cm" svg:y="16.362cm">
          <draw:text-box>
            <text:p text:style-name="P12">Annealed<text:line-break/>SHA State</text:p>
          </draw:text-box>
        </draw:frame>
        <draw:frame draw:style-name="gr10" draw:text-style-name="P6" draw:layer="layout" svg:width="4.953cm" svg:height="1.673cm" svg:x="4.728cm" svg:y="18.367cm">
          <draw:text-box>
            <text:p text:style-name="P6"><text:span text:style-name="T4">32 bits,</text:span><text:span text:style-name="T4"><text:line-break/></text:span><text:span text:style-name="T4">Hex encoded</text:span><text:span text:style-name="T4"><text:line-break/></text:span><text:span text:style-name="T4">= 8 bytes string</text:span></text:p>
          </draw:text-box>
        </draw:frame>
        <draw:frame draw:style-name="gr41" draw:text-style-name="P14" draw:layer="layout" svg:width="13.113cm" svg:height="0.962cm" svg:x="15.827cm" svg:y="18.372cm">
          <draw:text-box>
            <text:p text:style-name="P14"><text:span text:style-name="T7">Index = ((H[6] &amp; ~0x7) % RND_LEN)+6</text:span></text:p>
          </draw:text-box>
        </draw:frame>
        <draw:frame draw:style-name="gr42" draw:text-style-name="P14" draw:layer="layout" svg:width="13.113cm" svg:height="1.524cm" svg:x="15.766cm" svg:y="19.372cm">
          <draw:text-box>
            <text:p text:style-name="P14"><text:span text:style-name="T8">H'(i) = H(i) ^ F(index - i)</text:span></text:p>
          </draw:text-box>
        </draw:frame>
        <draw:frame draw:style-name="gr43" draw:text-style-name="P14" draw:layer="layout" svg:width="5.715cm" svg:height="1.143cm" svg:x="15.851cm" svg:y="20.577cm">
          <draw:text-box>
            <text:p text:style-name="P14"><text:span text:style-name="T7">for i from 0 to 6</text:span></text:p>
          </draw:text-box>
        </draw:frame>
        <draw:frame draw:style-name="gr33" draw:text-style-name="P10" draw:layer="layout" svg:width="2.518cm" svg:height="0.942cm" svg:x="19.691cm" svg:y="12.742cm">
          <draw:text-box>
            <text:p text:style-name="P10"><text:span text:style-name="T3">...</text:span></text:p>
          </draw:text-box>
        </draw:frame>
        <draw:frame draw:style-name="gr44" draw:text-style-name="P10" draw:layer="layout" svg:width="2.899cm" svg:height="1.361cm" svg:x="19.191cm" svg:y="14.842cm">
          <draw:text-box>
            <text:p text:style-name="P10"><text:span text:style-name="T3">F(H(6)+6)</text:span></text:p>
          </draw:text-box>
        </draw:frame>
        <draw:custom-shape draw:style-name="gr45" draw:text-style-name="P4" draw:layer="layout" svg:width="2.794cm" svg:height="1.146cm" svg:x="4.429cm" svg:y="10.653cm">
          <text:p text:style-name="P4"><text:span text:style-name="T3">F(H(6)+5)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6" draw:text-style-name="P4" draw:layer="layout" svg:width="2.823cm" svg:height="1.146cm" svg:x="9.763cm" svg:y="10.654cm">
          <text:p text:style-name="P4"><text:span text:style-name="T3">F(H(6)+0) <text:s text:c="2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4" draw:text-style-name="P5" draw:layer="layout" svg:x1="6.969cm" svg:y1="11.16cm" svg:x2="9.636cm" svg:y2="11.16cm">
          <text:p/>
        </draw:line>
        <draw:custom-shape draw:style-name="gr47" draw:text-style-name="P5" draw:layer="layout" svg:width="0.66cm" svg:height="2.921cm" draw:transform="rotate (-1.5707963267949) translate (4.429cm 12.0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12" draw:layer="layout" svg:width="1.524cm" svg:height="1.016cm" svg:x="10.397cm" svg:y="12.662cm">
          <draw:text-box>
            <text:p text:style-name="P12">xor</text:p>
          </draw:text-box>
        </draw:frame>
        <draw:line draw:style-name="gr31" draw:text-style-name="P5" draw:layer="layout" svg:x1="11.124cm" svg:y1="13.827cm" svg:x2="11.124cm" svg:y2="15.859cm">
          <text:p/>
        </draw:line>
        <draw:custom-shape draw:style-name="gr48" draw:text-style-name="P5" draw:layer="layout" svg:width="0.66cm" svg:height="2.7cm" draw:transform="rotate (-1.5707963267949) translate (12.463cm 12.0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1" draw:text-style-name="P5" draw:layer="layout" svg:x1="17.637cm" svg:y1="12.43cm" svg:x2="12.684cm" svg:y2="11.16cm">
          <text:p/>
        </draw:line>
        <draw:line draw:style-name="gr31" draw:text-style-name="P5" draw:layer="layout" svg:x1="17.637cm" svg:y1="15.224cm" svg:x2="4.429cm" svg:y2="12.049cm">
          <text:p/>
        </draw:line>
        <draw:frame draw:style-name="gr33" draw:text-style-name="P10" draw:layer="layout" svg:width="2.518cm" svg:height="0.942cm" svg:x="19.691cm" svg:y="13.742cm">
          <draw:text-box>
            <text:p text:style-name="P10"><text:span text:style-name="T3">...</text:span></text:p>
          </draw:text-box>
        </draw:frame>
      </draw:page>
      <draw:page draw:name="page4" draw:style-name="dp1" draw:master-page-name="Default_5f_">
        <draw:frame draw:style-name="gr1" draw:text-style-name="P1" draw:layer="layout" svg:width="27.686cm" svg:height="4.191cm" draw:transform="rotate (0.785398163397448) translate (2.083cm 19.179cm)">
          <draw:text-box>
            <text:p text:style-name="P1"><text:span text:style-name="T1">Do not share yet</text:span></text:p>
          </draw:text-box>
        </draw:frame>
        <draw:frame draw:style-name="gr2" draw:text-style-name="P2" draw:layer="layout" svg:width="25.94cm" svg:height="3.556cm" svg:x="1cm" svg:y="1cm">
          <draw:text-box>
            <text:p text:style-name="P2"><text:span text:style-name="T2">Bismuth Heavy3 Algorithm</text:span></text:p>
          </draw:text-box>
        </draw:frame>
        <draw:custom-shape draw:style-name="gr49" draw:text-style-name="P4" draw:layer="Layout" svg:width="4.794cm" svg:height="2.267cm" svg:x="0.905cm" svg:y="4.937cm">
          <text:p text:style-name="P4"><text:span text:style-name="T3">miner_address <text:s text:c="4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0" draw:text-style-name="P4" draw:layer="Layout" svg:width="2.818cm" svg:height="1.365cm" svg:x="5.572cm" svg:y="5.337cm">
          <text:p text:style-name="P4"><text:span text:style-name="T3">nonc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1" draw:text-style-name="P4" draw:layer="Layout" svg:width="6.24cm" svg:height="2.268cm" svg:x="8.544cm" svg:y="4.955cm">
          <text:p text:style-name="P4"><text:span text:style-name="T3">previous_block_hash <text:s text:c="6"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2" draw:text-style-name="P5" draw:layer="Layout" svg:width="1.397cm" svg:height="12.922cm" draw:transform="rotate (-1.5707963267949) translate (14.335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3" draw:text-style-name="P11" draw:layer="layout" svg:width="7.524cm" svg:height="1cm" svg:x="4.303cm" svg:y="10.033cm">
          <draw:text-box>
            <text:p text:style-name="P11">SHA 224 (7x32 bits)</text:p>
          </draw:text-box>
        </draw:frame>
        <draw:custom-shape draw:style-name="gr54" draw:text-style-name="P11" draw:layer="Layout" svg:width="6.604cm" svg:height="2.413cm" svg:x="4.544cm" svg:y="13.784cm">
          <text:p text:style-name="P11">0110110101110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9" draw:text-style-name="P5" draw:layer="layout" svg:x1="7.858cm" svg:y1="12.884cm" svg:x2="7.858cm" svg:y2="13.738cm">
          <text:p/>
        </draw:line>
        <draw:frame draw:style-name="gr10" draw:text-style-name="P6" draw:layer="layout" svg:width="4.953cm" svg:height="1.143cm" svg:x="5.626cm" svg:y="13.665cm">
          <draw:text-box>
            <text:p text:style-name="P6"><text:span text:style-name="T4">Bin string</text:span></text:p>
          </draw:text-box>
        </draw:frame>
        <draw:custom-shape draw:style-name="gr55" draw:text-style-name="P11" draw:layer="Layout" svg:width="6.604cm" svg:height="2.413cm" svg:x="18.545cm" svg:y="4.785cm">
          <text:p text:style-name="P11">10111000110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6" draw:layer="layout" svg:width="4.953cm" svg:height="1.143cm" svg:x="19.627cm" svg:y="4.666cm">
          <draw:text-box>
            <text:p text:style-name="P6"><text:span text:style-name="T4">Bin string</text:span></text:p>
          </draw:text-box>
        </draw:frame>
        <draw:line draw:style-name="gr12" draw:text-style-name="P5" draw:layer="layout" svg:x1="13.827cm" svg:y1="6.08cm" svg:x2="18.399cm" svg:y2="6.08cm">
          <text:p/>
        </draw:line>
        <draw:custom-shape draw:style-name="gr56" draw:text-style-name="P5" draw:layer="Layout" svg:width="1.397cm" svg:height="2.413cm" draw:transform="rotate (-1.5707963267949) translate (22.463cm 8.72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1" draw:layer="layout" svg:width="3.937cm" svg:height="1.673cm" svg:x="19.404cm" svg:y="10.034cm">
          <draw:text-box>
            <text:p text:style-name="P11">First DIFF<text:line-break/>bits</text:p>
          </draw:text-box>
        </draw:frame>
        <draw:custom-shape draw:style-name="gr57" draw:text-style-name="P15" draw:layer="Layout" svg:width="6.604cm" svg:height="2.413cm" svg:x="18.546cm" svg:y="13.786cm">
          <text:p text:style-name="P15">10111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6" draw:layer="layout" svg:width="4.953cm" svg:height="1.143cm" svg:x="19.628cm" svg:y="13.667cm">
          <draw:text-box>
            <text:p text:style-name="P6"><text:span text:style-name="T4">Bin string</text:span></text:p>
          </draw:text-box>
        </draw:frame>
        <draw:line draw:style-name="gr9" draw:text-style-name="P5" draw:layer="layout" svg:x1="21.258cm" svg:y1="11.76cm" svg:x2="21.258cm" svg:y2="13.538cm">
          <text:p/>
        </draw:line>
        <draw:custom-shape draw:style-name="gr54" draw:text-style-name="P11" draw:layer="Layout" svg:width="6.604cm" svg:height="2.413cm" svg:x="11.545cm" svg:y="17.785cm">
          <text:p text:style-name="P11">0110110<text:span text:style-name="T5">101110</text:span>0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6" draw:layer="layout" svg:width="4.953cm" svg:height="1.143cm" svg:x="12.627cm" svg:y="17.666cm">
          <draw:text-box>
            <text:p text:style-name="P6"><text:span text:style-name="T4">Bin string</text:span></text:p>
          </draw:text-box>
        </draw:frame>
        <draw:line draw:style-name="gr12" draw:text-style-name="P5" draw:layer="layout" svg:x1="18.272cm" svg:y1="15.097cm" svg:x2="11.541cm" svg:y2="15.097cm">
          <text:p/>
        </draw:line>
        <draw:frame draw:style-name="gr7" draw:text-style-name="P11" draw:layer="layout" svg:width="3.937cm" svg:height="2.384cm" svg:x="13.104cm" svg:y="12.534cm">
          <draw:text-box>
            <text:p text:style-name="P11">First DIFF Bits in hash?</text:p>
          </draw:text-box>
        </draw:frame>
        <draw:frame draw:style-name="gr7" draw:text-style-name="P11" draw:layer="layout" svg:width="3.937cm" svg:height="2.384cm" svg:x="7.096cm" svg:y="17.85cm">
          <draw:text-box>
            <text:p text:style-name="P11">If yes, nonce is valid</text:p>
          </draw:text-box>
        </draw:frame>
        <draw:frame draw:style-name="gr10" draw:text-style-name="P6" draw:layer="layout" svg:width="4.953cm" svg:height="1.143cm" svg:x="0.827cm" svg:y="7.666cm">
          <draw:text-box>
            <text:p text:style-name="P6"><text:span text:style-name="T4">56 bytes string buffer</text:span></text:p>
          </draw:text-box>
        </draw:frame>
        <draw:frame draw:style-name="gr10" draw:text-style-name="P6" draw:layer="layout" svg:width="4.953cm" svg:height="1.143cm" svg:x="9.028cm" svg:y="7.667cm">
          <draw:text-box>
            <text:p text:style-name="P6"><text:span text:style-name="T4">56 bytes string buffer</text:span></text:p>
          </draw:text-box>
        </draw:frame>
        <draw:frame draw:style-name="gr10" draw:text-style-name="P6" draw:layer="layout" svg:width="4.953cm" svg:height="1.199cm" svg:x="4.729cm" svg:y="7.668cm">
          <draw:text-box>
            <text:p text:style-name="P6"><text:span text:style-name="T4">32 (or more)</text:span><text:span text:style-name="T4"><text:line-break/></text:span><text:span text:style-name="T4">bytes string</text:span></text:p>
          </draw:text-box>
        </draw:frame>
        <draw:frame draw:style-name="gr58" draw:text-style-name="P11" draw:layer="layout" svg:width="7.524cm" svg:height="0.8cm" svg:x="4.303cm" svg:y="11.933cm">
          <draw:text-box>
            <text:p text:style-name="P11">Annealed SHA 224</text:p>
          </draw:text-box>
        </draw:frame>
        <draw:line draw:style-name="gr59" draw:text-style-name="P5" draw:layer="layout" svg:x1="7.858cm" svg:y1="10.984cm" svg:x2="7.858cm" svg:y2="11.838cm">
          <text:p/>
        </draw:line>
        <draw:frame draw:style-name="gr60" draw:text-style-name="P16" draw:layer="layout" svg:width="3.093cm" svg:height="1.673cm" svg:x="1.028cm" svg:y="10.568cm">
          <draw:text-box>
            <text:p text:style-name="P16"><text:span text:style-name="T9">This step is memory hungry</text:span></text:p>
          </draw:text-box>
        </draw:frame>
        <draw:line draw:style-name="gr61" draw:text-style-name="P5" draw:layer="layout" svg:x1="3.667cm" svg:y1="11.441cm" svg:x2="7.477cm" svg:y2="11.441cm">
          <text:p/>
        </draw:line>
      </draw:page>
      <draw:page draw:name="page5" draw:style-name="dp1" draw:master-page-name="Default_5f_">
        <draw:frame draw:style-name="gr1" draw:text-style-name="P1" draw:layer="layout" svg:width="27.686cm" svg:height="4.191cm" draw:transform="rotate (0.785398163397448) translate (2.083cm 19.179cm)">
          <draw:text-box>
            <text:p text:style-name="P1"><text:span text:style-name="T1">Do not share yet</text:span></text:p>
          </draw:text-box>
        </draw:frame>
        <draw:frame draw:style-name="gr2" draw:text-style-name="P2" draw:layer="layout" svg:width="25.94cm" svg:height="3.556cm" svg:x="1cm" svg:y="1cm">
          <draw:text-box>
            <text:p text:style-name="P2"><text:span text:style-name="T2">Bismuth Heavy3 Algorithm</text:span><text:span text:style-name="T2"><text:line-break/></text:span><text:span text:style-name="T2">OpenCL Code</text:span></text:p>
          </draw:text-box>
        </draw:frame>
        <draw:frame draw:style-name="gr62" draw:layer="layout" svg:width="25.94cm" svg:height="14.383cm" svg:x="1cm" svg:y="6.207cm">
          <draw:text-box>
            <text:p>Between the sha state computation and the diff matching, just call anneal3(MAP, state)</text:p>
            <text:p>With MAP being the pointer to the rnd.bin file content.</text:p>
            <text:p/>
            <text:p/>
            <text:p>inline void anneal3(const __global uint* map, uint* state){</text:p>
            <text:p><text:s text:c="4"/>int index = ((state[6] &amp; ~0x7) % RND_LEN) + 6;</text:p>
            <text:p><text:s text:c="4"/>#pragma unroll</text:p>
            <text:p><text:s text:c="4"/>for (int i = 0; i &lt; 7; ++i) {</text:p>
            <text:p><text:s text:c="8"/>state[i] ^= map[index - i];</text:p>
            <text:p><text:s text:c="4"/>}</text:p>
            <text:p>}</text:p>
          </draw:text-box>
        </draw:frame>
      </draw:page>
      <draw:page draw:name="page6" draw:style-name="dp1" draw:master-page-name="Default_5f_">
        <draw:frame draw:style-name="gr1" draw:text-style-name="P1" draw:layer="layout" svg:width="27.686cm" svg:height="4.191cm" draw:transform="rotate (0.785398163397448) translate (2.083cm 19.179cm)">
          <draw:text-box>
            <text:p text:style-name="P1"><text:span text:style-name="T1">Do not share yet</text:span></text:p>
          </draw:text-box>
        </draw:frame>
        <draw:frame draw:style-name="gr2" draw:text-style-name="P2" draw:layer="layout" svg:width="25.94cm" svg:height="3.556cm" svg:x="1cm" svg:y="1cm">
          <draw:text-box>
            <text:p text:style-name="P2"><text:span text:style-name="T2">Bismuth Heavy3 Algorithm</text:span><text:span text:style-name="T2"><text:line-break/></text:span><text:span text:style-name="T2">Test vector</text:span></text:p>
          </draw:text-box>
        </draw:frame>
        <draw:frame draw:style-name="gr62" draw:text-style-name="P10" draw:layer="layout" svg:width="25.94cm" svg:height="14.383cm" svg:x="1cm" svg:y="6.207cm">
          <draw:text-box>
            <text:p text:style-name="P10"><text:span text:style-name="T3">__kernel void annealing_kernel( <text:s/>__global const uint* MAP) {</text:span></text:p>
            <text:p text:style-name="P10"><text:span text:style-name="T3"><text:s text:c="4"/></text:span><text:span text:style-name="T3">printf("__kernel annealing_kernel\n");</text:span></text:p>
            <text:p text:style-name="P10"><text:span text:style-name="T3"><text:s text:c="4"/></text:span><text:span text:style-name="T3">uint state[8];</text:span></text:p>
            <text:p text:style-name="P10"><text:span text:style-name="T3"><text:s text:c="4"/></text:span><text:span text:style-name="T3">// Test vector 0x7a0f384876aca3871adbde8622a87f8b971ede0ed8ee10425e3958a1</text:span></text:p>
            <text:p text:style-name="P10"><text:span text:style-name="T3"><text:s text:c="4"/></text:span><text:span text:style-name="T3">state[0] = 0x7a0f3848;</text:span></text:p>
            <text:p text:style-name="P10"><text:span text:style-name="T3"><text:s text:c="4"/></text:span><text:span text:style-name="T3">state[1] = 0x76aca387;</text:span></text:p>
            <text:p text:style-name="P10"><text:span text:style-name="T3"><text:s text:c="4"/></text:span><text:span text:style-name="T3">state[2] = 0x1adbde86;</text:span></text:p>
            <text:p text:style-name="P10"><text:span text:style-name="T3"><text:s text:c="4"/></text:span><text:span text:style-name="T3">state[3] = 0x22a87f8b;</text:span></text:p>
            <text:p text:style-name="P10"><text:span text:style-name="T3"><text:s text:c="4"/></text:span><text:span text:style-name="T3">state[4] = 0x971ede0e;</text:span></text:p>
            <text:p text:style-name="P10"><text:span text:style-name="T3"><text:s text:c="4"/></text:span><text:span text:style-name="T3">state[5] = 0xd8ee1042;</text:span></text:p>
            <text:p text:style-name="P10"><text:span text:style-name="T3"><text:s text:c="4"/></text:span><text:span text:style-name="T3">state[6] = 0x5e3958a1;</text:span></text:p>
            <text:p text:style-name="P10"><text:span text:style-name="T3"><text:s text:c="4"/></text:span><text:span text:style-name="T3">printf("Start State\n");</text:span></text:p>
            <text:p text:style-name="P10"><text:span text:style-name="T3"><text:s text:c="4"/></text:span><text:span text:style-name="T3">for (int i = 0; i &lt; 7; ++i) {</text:span></text:p>
            <text:p text:style-name="P10"><text:span text:style-name="T3"><text:s text:c="8"/></text:span><text:span text:style-name="T3">printf(" %08x", state[i]);</text:span></text:p>
            <text:p text:style-name="P10"><text:span text:style-name="T3"><text:s text:c="4"/></text:span><text:span text:style-name="T3">}</text:span></text:p>
            <text:p text:style-name="P10"><text:span text:style-name="T3"><text:s text:c="4"/></text:span><text:span text:style-name="T3">printf("\n");</text:span></text:p>
            <text:p text:style-name="P10"><text:span text:style-name="T3"><text:s text:c="4"/></text:span><text:span text:style-name="T3">anneal3(MAP, state);</text:span></text:p>
            <text:p text:style-name="P10"><text:span text:style-name="T3"><text:s text:c="4"/></text:span><text:span text:style-name="T3">printf("End State\n");</text:span></text:p>
            <text:p text:style-name="P10"><text:span text:style-name="T3"><text:s text:c="4"/></text:span><text:span text:style-name="T3">for (int i = 0; i &lt; 7; ++i) {</text:span></text:p>
            <text:p text:style-name="P10"><text:span text:style-name="T3"><text:s text:c="8"/></text:span><text:span text:style-name="T3">printf(" %08x", state[i]);</text:span></text:p>
            <text:p text:style-name="P10"><text:span text:style-name="T3"><text:s text:c="4"/></text:span><text:span text:style-name="T3">}</text:span></text:p>
            <text:p text:style-name="P10"><text:span text:style-name="T3"><text:s text:c="4"/></text:span><text:span text:style-name="T3">// Expected anneal3 : ede9b329 5cdf502d 04100269 aac2533e 43c1815e e1f8f4f6 dc5e0e87</text:span></text:p>
            <text:p text:style-name="P10"><text:span text:style-name="T3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6:11:55.703514983</meta:creation-date>
    <dc:date>2018-09-24T14:32:24.237706261</dc:date>
    <meta:editing-duration>P3DT17H16M8S</meta:editing-duration>
    <meta:editing-cycles>26</meta:editing-cycles>
    <meta:generator>LibreOffice/4.3.3.2$Linux_X86_64 LibreOffice_project/430m0$Build-2</meta:generator>
    <meta:document-statistic meta:object-count="120"/>
  </office:meta>
</office:document-meta>
</file>